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opacity="80%" draw:textarea-horizontal-align="justify" draw:textarea-vertical-align="middle" draw:auto-grow-height="false" draw:shadow-opacity="8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fill="gradient" draw:fill-color="#579d1c" draw:fill-gradient-name="Gray_20_Gradient_20_2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8cm" svg:height="1.6cm" svg:x="3.801cm" svg:y="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01cm" svg:y1="3.4cm" svg:x2="4.701cm" svg:y2="4.7cm">
          <text:p/>
        </draw:line>
        <draw:line draw:style-name="gr2" draw:text-style-name="P1" draw:layer="layout" svg:x1="4.701cm" svg:y1="4.7cm" svg:x2="4.001cm" svg:y2="5.6cm">
          <text:p/>
        </draw:line>
        <draw:line draw:style-name="gr2" draw:text-style-name="P1" draw:layer="layout" svg:x1="5.401cm" svg:y1="5.7cm" svg:x2="4.701cm" svg:y2="4.7cm">
          <text:p/>
        </draw:line>
        <draw:line draw:style-name="gr2" draw:text-style-name="P1" draw:layer="layout" svg:x1="3.801cm" svg:y1="3.8cm" svg:x2="5.601cm" svg:y2="3.8cm">
          <text:p/>
        </draw:line>
        <draw:custom-shape draw:style-name="gr1" draw:text-style-name="P1" draw:layer="layout" svg:width="1.8cm" svg:height="1.6cm" svg:x="3.9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8cm" svg:y1="11.1cm" svg:x2="4.8cm" svg:y2="12.4cm">
          <text:p/>
        </draw:line>
        <draw:line draw:style-name="gr2" draw:text-style-name="P1" draw:layer="layout" svg:x1="4.8cm" svg:y1="12.4cm" svg:x2="4.1cm" svg:y2="13.3cm">
          <text:p/>
        </draw:line>
        <draw:line draw:style-name="gr2" draw:text-style-name="P1" draw:layer="layout" svg:x1="5.5cm" svg:y1="13.4cm" svg:x2="4.8cm" svg:y2="12.4cm">
          <text:p/>
        </draw:line>
        <draw:line draw:style-name="gr2" draw:text-style-name="P1" draw:layer="layout" svg:x1="3.9cm" svg:y1="11.5cm" svg:x2="5.7cm" svg:y2="11.5cm">
          <text:p/>
        </draw:line>
        <draw:custom-shape draw:style-name="gr1" draw:text-style-name="P1" draw:layer="layout" svg:width="1.8cm" svg:height="1.6cm" svg:x="3.8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7cm" svg:y1="19cm" svg:x2="4.7cm" svg:y2="20.3cm">
          <text:p/>
        </draw:line>
        <draw:line draw:style-name="gr2" draw:text-style-name="P1" draw:layer="layout" svg:x1="4.7cm" svg:y1="20.3cm" svg:x2="4cm" svg:y2="21.2cm">
          <text:p/>
        </draw:line>
        <draw:line draw:style-name="gr2" draw:text-style-name="P1" draw:layer="layout" svg:x1="5.4cm" svg:y1="21.3cm" svg:x2="4.7cm" svg:y2="20.3cm">
          <text:p/>
        </draw:line>
        <draw:line draw:style-name="gr2" draw:text-style-name="P1" draw:layer="layout" svg:x1="3.8cm" svg:y1="19.4cm" svg:x2="5.6cm" svg:y2="19.4cm">
          <text:p/>
        </draw:line>
        <draw:custom-shape draw:style-name="gr3" draw:text-style-name="P2" draw:layer="layout" svg:width="3.5cm" svg:height="0.7cm" svg:x="3.1cm" svg:y="21.5cm">
          <text:p text:style-name="P1"><text:span text:style-name="T1">U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3.1cm" svg:y="13.6cm">
          <text:p text:style-name="P1"><text:span text:style-name="T1">Opera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0.7cm" svg:x="2.8cm" svg:y="5.8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3cm" svg:y1="3.6cm" svg:x2="12.5cm" svg:y2="2.7cm">
          <text:p/>
        </draw:line>
        <draw:custom-shape draw:style-name="gr5" draw:text-style-name="P3" draw:layer="layout" svg:width="6.5cm" svg:height="1.4cm" svg:x="12.5cm" svg:y="1.8cm">
          <text:p text:style-name="P1"><text:span text:style-name="T2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5cm" svg:height="1.4cm" svg:x="12.8cm" svg:y="5.7cm">
          <text:p text:style-name="P1"><text:span text:style-name="T2">Sovrintendenza operato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4cm" svg:y1="4.4cm" svg:x2="12.4cm" svg:y2="6.2cm">
          <text:p/>
        </draw:line>
        <draw:line draw:style-name="gr4" draw:text-style-name="P1" draw:layer="layout" svg:x1="7.3cm" svg:y1="12.1cm" svg:x2="12.9cm" svg:y2="12cm">
          <text:p/>
        </draw:line>
        <draw:custom-shape draw:style-name="gr5" draw:text-style-name="P3" draw:layer="layout" svg:width="6.5cm" svg:height="1.4cm" svg:x="13.1cm" svg:y="11.3cm">
          <text:p text:style-name="P1"><text:span text:style-name="T2">Interfacciamento con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1.8cm" svg:x2="12.9cm" svg:y2="10.3cm">
          <text:p/>
        </draw:line>
        <draw:custom-shape draw:style-name="gr5" draw:text-style-name="P3" draw:layer="layout" svg:width="6.5cm" svg:height="1.4cm" svg:x="13cm" svg:y="9.5cm">
          <text:p text:style-name="P1"><text:span text:style-name="T2">Utilizzo portale 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5cm" svg:height="1.4cm" svg:x="13.2cm" svg:y="13.2cm">
          <text:p text:style-name="P1"><text:span text:style-name="T2">Gestione scena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2.9cm" svg:x2="13cm" svg:y2="14cm">
          <text:p/>
        </draw:line>
        <draw:line draw:style-name="gr4" draw:text-style-name="P1" draw:layer="layout" svg:x1="6.4cm" svg:y1="19.8cm" svg:x2="12.5cm" svg:y2="19.8cm">
          <text:p/>
        </draw:line>
        <draw:custom-shape draw:style-name="gr5" draw:text-style-name="P3" draw:layer="layout" svg:width="6.5cm" svg:height="1.7cm" svg:x="13.2cm" svg:y="19cm">
          <text:p text:style-name="P1"><text:span text:style-name="T2">Ricerca Soluz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2cm" svg:x="3.8cm" svg:y="14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8cm" svg:height="2cm" svg:x="3.8cm" svg:y="6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27T10:17:24.540617229</meta:creation-date>
    <dc:date>2015-04-09T12:06:37.692477029</dc:date>
    <dc:creator>Leonardo </dc:creator>
    <meta:editing-duration>PT13M21S</meta:editing-duration>
    <meta:editing-cycles>3</meta:editing-cycles>
    <meta:generator>LibreOffice/4.2.7.2$Linux_X86_64 LibreOffice_project/420m0$Build-2</meta:generator>
    <meta:document-statistic meta:object-count="32"/>
  </office:meta>
</office:document-meta>
</file>